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8.5pt" style:font-size-asian="18.5pt" style:font-size-complex="18.5pt"/>
    </style:style>
    <style:style style:name="P3" style:family="paragraph" style:parent-style-name="Standard">
      <style:paragraph-properties fo:text-align="justify" style:justify-single-word="false" fo:orphans="0" fo:widows="0"/>
      <style:text-properties fo:font-size="12pt" fo:language="en" fo:country="US" fo:font-weight="normal" officeooo:rsid="000cc6bf" officeooo:paragraph-rsid="000cc6bf" style:font-size-asian="12pt" style:language-asian="zh" style:country-asian="CN"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n" fo:country="US" fo:font-weight="normal" officeooo:rsid="000cc6bf" officeooo:paragraph-rsid="000cc6bf" style:font-size-asian="12pt" style:language-asian="zh" style:country-asian="CN"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n" fo:country="US" fo:font-weight="normal" officeooo:rsid="00177f63" officeooo:paragraph-rsid="00177f63" style:font-size-asian="12pt" style:language-asian="zh" style:country-asian="CN"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en" fo:country="US" fo:font-weight="normal" officeooo:rsid="00177f63" officeooo:paragraph-rsid="00193805" style:font-size-asian="12pt" style:language-asian="zh" style:country-asian="CN" style:font-weight-asian="normal" style:font-size-complex="12pt" style:font-weight-complex="normal"/>
    </style:style>
    <style:style style:name="P7" style:family="paragraph" style:parent-style-name="Standard">
      <style:paragraph-properties fo:text-align="justify" style:justify-single-word="false"/>
      <style:text-properties fo:font-size="14pt" fo:language="en" fo:country="US" fo:font-weight="bold" style:font-size-asian="14pt" style:language-asian="zh" style:country-asian="CN" style:font-weight-asian="bold" style:font-size-complex="14pt" style:font-weight-complex="bold"/>
    </style:style>
    <style:style style:name="P8" style:family="paragraph" style:parent-style-name="Standard">
      <style:paragraph-properties fo:text-align="justify" style:justify-single-word="false" fo:orphans="0" fo:widows="0"/>
      <style:text-properties style:use-window-font-color="true" fo:font-size="12pt" fo:language="en" fo:country="US" fo:font-weight="normal" officeooo:rsid="000cc6bf" officeooo:paragraph-rsid="000cc6bf" style:font-size-asian="12pt" style:language-asian="zh" style:country-asian="CN" style:font-weight-asian="normal" style:font-size-complex="12pt" style:font-weight-complex="normal"/>
    </style:style>
    <style:style style:name="P9" style:family="paragraph" style:parent-style-name="Standard">
      <style:paragraph-properties fo:text-align="justify" style:justify-single-word="false"/>
      <style:text-properties officeooo:rsid="000f86b3" officeooo:paragraph-rsid="000f86b3"/>
    </style:style>
    <style:style style:name="P10" style:family="paragraph" style:parent-style-name="Standard">
      <style:paragraph-properties fo:margin-left="0cm" fo:margin-right="0cm" fo:text-align="justify" style:justify-single-word="false" fo:text-indent="0.741cm" style:auto-text-indent="false"/>
      <style:text-properties fo:font-size="12pt" fo:language="en" fo:country="US" fo:font-weight="normal" style:font-size-asian="12pt" style:language-asian="zh" style:country-asian="CN"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paragraph-rsid="00081feb" style:font-size-asian="12pt" style:language-asian="zh" style:country-asian="CN"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09e5f1" style:font-size-asian="12pt" style:language-asian="zh" style:country-asian="CN"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741cm" style:auto-text-indent="false"/>
    </style:style>
    <style:style style:name="P14" style:family="paragraph" style:parent-style-name="Standard">
      <style:paragraph-properties fo:margin-left="0cm" fo:margin-right="0cm" fo:text-align="justify" style:justify-single-word="false" fo:text-indent="0.741cm" style:auto-text-indent="false"/>
      <style:text-properties officeooo:paragraph-rsid="0009e5f1"/>
    </style:style>
    <style:style style:name="P15" style:family="paragraph" style:parent-style-name="Standard" style:master-page-name="Standard">
      <style:paragraph-properties fo:text-align="justify" style:justify-single-word="false" style:page-number="auto"/>
      <style:text-properties fo:font-size="10.5pt" fo:language="en" fo:country="US" fo:font-weight="bold" officeooo:paragraph-rsid="00070757" style:font-size-asian="10.5pt" style:language-asian="zh" style:country-asian="CN" style:font-weight-asian="bold" style:font-size-complex="10.5pt" style:font-weight-complex="bold"/>
    </style:style>
    <style:style style:name="P16" style:family="paragraph" style:parent-style-name="Standard">
      <style:paragraph-properties fo:text-align="justify" style:justify-single-word="false" fo:orphans="0" fo:widows="0"/>
      <style:text-properties style:use-window-font-color="true" fo:font-size="12pt" fo:language="en" fo:country="US" fo:font-weight="normal" officeooo:rsid="000cc6bf" officeooo:paragraph-rsid="000cc6bf" style:font-size-asian="12pt" style:language-asian="zh" style:country-asian="CN" style:font-weight-asian="normal" style:font-size-complex="12pt" style:font-weight-complex="normal"/>
    </style:style>
    <style:style style:name="T1" style:family="text">
      <style:text-properties fo:font-size="12pt" fo:language="en" fo:country="US" fo:font-weight="normal" style:font-size-asian="12pt" style:language-asian="zh" style:country-asian="CN" style:font-weight-asian="normal" style:font-size-complex="12pt" style:font-weight-complex="normal"/>
    </style:style>
    <style:style style:name="T2" style:family="text">
      <style:text-properties fo:font-size="12pt" fo:language="en" fo:country="US" fo:font-weight="normal" officeooo:rsid="0009e5f1" style:font-size-asian="12pt" style:language-asian="zh" style:country-asian="CN" style:font-weight-asian="normal" style:font-size-complex="12pt" style:font-weight-complex="normal"/>
    </style:style>
    <style:style style:name="T3" style:family="text">
      <style:text-properties officeooo:rsid="00070757"/>
    </style:style>
    <style:style style:name="T4" style:family="text">
      <style:text-properties officeooo:rsid="0007ca02"/>
    </style:style>
    <style:style style:name="T5" style:family="text">
      <style:text-properties officeooo:rsid="000a1ed6"/>
    </style:style>
    <style:style style:name="T6" style:family="text">
      <style:text-properties officeooo:rsid="000e7152"/>
    </style:style>
    <style:style style:name="T7" style:family="text">
      <style:text-properties officeooo:rsid="000f86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3">512</text:span>MB,1S,<text:span text:style-name="T3">ts</text:span>.xxx</text:p>
      <text:p text:style-name="P2"><text:bookmark text:name="OLE_LINK1"/><text:bookmark text:name="OLE_LINK5"/>托派和斯派</text:p>
      <text:p text:style-name="P7"><text:bookmark text:name="_GoBack"/>问题描述</text:p>
      <text:p text:style-name="P11">因为您太神了，盖世太保逮捕了您，勒令您帮助维护西斯特务机关的敌对分子派系关系，尽管他们可能既不是托派也不是斯派，但特务机关并不在乎这些，因为这只是个帽子。您要把这些西斯的敌对分子分为斯派和托派两个阵营，使得任意一个阵营内部不存在敌对关系。</text:p>
      <text:p text:style-name="P11">西斯特务机关登记了n个敌对分子编号<text:span text:style-name="T7">1到n</text:span>，有m件情报会呈递给您，这些情报的真实性按照先到有理的原则，任何采纳后会导致无法将西斯的敌对分子分为两个内部无敌对的阵营的消息均视作<text:span text:style-name="T4">fake news，否则一律永久采纳。</text:span></text:p>
      <text:p text:style-name="P11">由于即将签订莫洛托夫条约，所以要在满足以上条件的情况下，尽可能多地（甚至全部）扣托派帽子，少扣（甚至不扣）斯派帽子，在每次获得消息后，斯派和托派的帽子可以更改。</text:p>
      <text:p text:style-name="P13"><text:bookmark text:name="OLE_LINK2"/></text:p>
      <text:p text:style-name="P7">输入描述</text:p>
      <text:p text:style-name="P14"><text:span text:style-name="T1">第一行</text:span><text:span text:style-name="T2">2个用一个空格隔开的整数n, m</text:span></text:p>
      <text:p text:style-name="P12">接下来m行，每行两个整数u，v表示收到情报u与v敌对。</text:p>
      <text:p text:style-name="P10"/>
      <text:p text:style-name="P7">输出描述</text:p>
      <text:p text:style-name="P10">共m行，对于每个情报，输出一行两个用一个空格隔开的整数a，b</text:p>
      <text:p text:style-name="P10">若该情报为真，<text:span text:style-name="T5">a=1,否则a=0，b表示被扣上托派帽子的人数。</text:span></text:p>
      <text:p text:style-name="P13"><text:bookmark text:name="OLE_LINK6"/></text:p>
      <text:p text:style-name="P7">样例输入</text:p>
      <text:p text:style-name="P3">5 5</text:p>
      <text:p text:style-name="P8">1 2</text:p>
      <text:p text:style-name="P8">1 3</text:p>
      <text:p text:style-name="P8">2 3</text:p>
      <text:p text:style-name="P8">4 5</text:p>
      <text:p text:style-name="P8">4 1</text:p>
      <text:p text:style-name="P8"/>
      <text:p text:style-name="P7">样例输出</text:p>
      <text:p text:style-name="P4">1 4</text:p>
      <text:p text:style-name="P4">1 4</text:p>
      <text:p text:style-name="P4">0 4</text:p>
      <text:p text:style-name="P4"><text:span text:style-name="T6">1</text:span> 3</text:p>
      <text:p text:style-name="P4"><text:span text:style-name="T6">1</text:span> 3</text:p>
      <text:p text:style-name="P1"><text:bookmark text:name="OLE_LINK9"/></text:p>
      <text:p text:style-name="P7"><text:soft-page-break/>数据范围及提示</text:p>
      <text:p text:style-name="P5">30%的数据 1&lt;= n, m &lt;= 15;</text:p>
      <text:p text:style-name="P6">另外30%的数据，1 &lt;= n, m &lt;= 5000;</text:p>
      <text:p text:style-name="P6">100%的数据<text:span text:style-name="T7">1 &lt;= n, m &lt;= 50,0000;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zh" style:country-asian="CN" style:font-name-complex="宋体"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Calibri" fo:font-size="10.5pt" fo:language="en" fo:country="US" style:letter-kerning="false" style:font-name-asian="DejaVu Sans" style:font-size-asian="10pt" style:language-asian="zh" style:country-asian="CN" style:font-name-complex="宋体"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use-window-font-color="true" style:font-name="Calibri" fo:font-family="Calibri" style:font-family-generic="roman" style:font-pitch="variable" fo:font-size="10.5pt" fo:language="en" fo:country="US" style:letter-kerning="true" style:font-name-asian="DejaVu Sans" style:font-family-asian="'DejaVu Sans'" style:font-family-generic-asian="system" style:font-pitch-asian="variable" style:font-size-asian="10.5pt" style:language-asian="zh" style:country-asian="CN" style:font-name-complex="宋体" style:font-family-complex="宋体"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CJK SC Regular" style:font-family-complex="'Noto Sans CJK SC Regular'"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 Regular" style:font-family-complex="'Noto Sans CJK SC Regular'"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CJK SC Regular" style:font-family-complex="'Noto Sans CJK SC Regular'" style:font-family-generic-complex="system" style:font-pitch-complex="variable"/>
    </style:style>
    <style:style style:name="HTML_20_Preformatted" style:display-name="HTML Preformatted" style:family="paragraph" style:parent-style-name="Standard" style:default-outline-level="">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n" fo:country="US" style:letter-kerning="false" style:font-size-asian="10pt" style:language-asian="zh" style:country-asian="CN" style:font-name-complex="Courier New1" style:font-family-complex="'Courier New'" style:font-family-generic-complex="system" style:font-pitch-complex="variable" style:font-size-complex="10pt" style:language-complex="ar" style:country-complex="none"/>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2:08:00</meta:creation-date>
    <meta:initial-creator>admin</meta:initial-creator>
    <dc:language>zh-CN</dc:language>
    <dc:date>2019-07-10T09:25:24.929705797</dc:date>
    <meta:editing-cycles>23</meta:editing-cycles>
    <meta:editing-duration>PT44M6S</meta:editing-duration>
    <meta:generator>LibreOffice/6.2.4.2$Linux_X86_64 LibreOffice_project/2412653d852ce75f65fbfa83fb7e7b669a126d64</meta:generator>
    <meta:document-statistic meta:table-count="0" meta:image-count="0" meta:object-count="0" meta:page-count="2" meta:paragraph-count="29" meta:word-count="484" meta:character-count="569" meta:non-whitespace-character-count="540"/>
    <meta:user-defined meta:name="DocSecurity" meta:value-type="float">0</meta:user-defined>
    <meta:user-defined meta:name="KSOProductBuildVer">2052-10.1.0.7400</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